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ailart Rubberstamp" svg:font-family="'Mailart Rubberstamp'" style:font-pitch="variable"/>
    <style:font-face style:name="Tahoma" svg:font-family="Tahoma" style:font-pitch="variable"/>
    <style:font-face style:name="Times New Roman1" svg:font-family="'Times New Roman'" style:font-pitch="variable"/>
    <style:font-face style:name="Elephant" svg:font-family="Elephant"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7cm" table:align="left"/>
    </style:style>
    <style:style style:name="Tableau1.A" style:family="table-column">
      <style:table-column-properties style:column-width="5.556cm"/>
    </style:style>
    <style:style style:name="Tableau1.B" style:family="table-column">
      <style:table-column-properties style:column-width="0.191cm"/>
    </style:style>
    <style:style style:name="Tableau1.C" style:family="table-column">
      <style:table-column-properties style:column-width="5.586cm"/>
    </style:style>
    <style:style style:name="Tableau1.E" style:family="table-column">
      <style:table-column-properties style:column-width="5.473cm"/>
    </style:style>
    <style:style style:name="Tableau1.A1" style:family="table-cell">
      <style:table-cell-properties fo:padding="0.097cm" fo:border="none"/>
    </style:style>
    <style:style style:name="P1" style:family="paragraph" style:parent-style-name="Standard">
      <style:paragraph-properties fo:text-align="center" style:justify-single-word="false"/>
      <style:text-properties fo:color="#000000" style:font-name="Mailart Rubberstamp" style:text-underline-style="none" fo:font-weight="bold" style:font-weight-asian="bold" style:font-weight-complex="bold"/>
    </style:style>
    <style:style style:name="P2" style:family="paragraph">
      <style:paragraph-properties fo:text-align="center"/>
    </style:style>
    <style:style style:name="P3" style:family="paragraph">
      <style:paragraph-properties fo:text-align="center"/>
      <style:text-properties style:font-name="Mailart Rubberstamp"/>
    </style:style>
    <style:style style:name="P4" style:family="paragraph" style:parent-style-name="Standard">
      <style:paragraph-properties fo:text-align="center" style:justify-single-word="false"/>
      <style:text-properties fo:color="#000000" style:font-name="Elephant" fo:font-size="18pt" style:text-underline-style="none"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color="#000000" style:font-name="Elephant" fo:font-size="8pt" style:text-underline-style="none" fo:font-weight="bold" style:font-size-asian="8pt" style:font-weight-asian="bold" style:font-size-complex="8pt" style:font-weight-complex="bold"/>
    </style:style>
    <style:style style:name="P6" style:family="paragraph" style:parent-style-name="Standard">
      <style:paragraph-properties fo:text-align="center" style:justify-single-word="false"/>
      <style:text-properties fo:color="#000000" style:font-name="Elephant"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Mailart Rubberstamp" fo:font-size="4pt" style:text-underline-style="none" fo:font-weight="normal" style:font-size-asian="4pt" style:font-weight-asian="normal" style:font-size-complex="4pt" style:font-weight-complex="normal"/>
    </style:style>
    <style:style style:name="P8" style:family="paragraph" style:parent-style-name="Table_20_Contents">
      <style:paragraph-properties fo:text-align="justify" style:justify-single-word="false"/>
      <style:text-properties style:font-name="Elephant" fo:font-size="9pt" style:font-size-asian="9pt" style:font-size-complex="9pt"/>
    </style:style>
    <style:style style:name="P9" style:family="paragraph" style:parent-style-name="Table_20_Contents">
      <style:paragraph-properties fo:text-align="justify" style:justify-single-word="false"/>
      <style:text-properties style:font-name="Elephant" fo:font-size="9pt" fo:font-style="normal" style:font-size-asian="9pt" style:font-style-asian="normal" style:font-size-complex="9pt" style:font-style-complex="normal"/>
    </style:style>
    <style:style style:name="P10" style:family="paragraph" style:parent-style-name="Table_20_Contents">
      <style:paragraph-properties fo:text-align="justify" style:justify-single-word="false"/>
      <style:text-properties fo:color="#000000" style:font-name="Elephant" fo:font-size="9pt" fo:font-style="normal" style:font-size-asian="9pt" style:font-style-asian="normal" style:font-size-complex="9pt" style:font-style-complex="normal"/>
    </style:style>
    <style:style style:name="P11" style:family="paragraph" style:parent-style-name="Table_20_Contents">
      <style:paragraph-properties fo:text-align="justify" style:justify-single-word="false"/>
      <style:text-properties fo:color="#000000" style:font-name="Elephant" fo:font-size="9pt" fo:font-style="normal" fo:font-weight="bold" style:font-size-asian="9pt" style:font-style-asian="normal" style:font-weight-asian="bold" style:font-size-complex="9pt" style:font-style-complex="normal" style:font-weight-complex="bold"/>
    </style:style>
    <style:style style:name="P12" style:family="paragraph" style:parent-style-name="Table_20_Contents">
      <style:paragraph-properties fo:text-align="justify" style:justify-single-word="false"/>
      <style:text-properties fo:color="#000000" style:font-name="Elephant" fo:font-size="9pt" fo:font-style="italic" style:font-size-asian="9pt" style:font-style-asian="italic" style:font-size-complex="9pt" style:font-style-complex="italic"/>
    </style:style>
    <style:style style:name="P13" style:family="paragraph" style:parent-style-name="Table_20_Contents">
      <style:paragraph-properties fo:text-align="justify" style:justify-single-word="false"/>
      <style:text-properties style:font-name="Mailart Rubberstamp"/>
    </style:style>
    <style:style style:name="P14" style:family="paragraph" style:parent-style-name="Table_20_Contents">
      <style:paragraph-properties fo:text-align="justify" style:justify-single-word="false"/>
      <style:text-properties fo:color="#000000" style:font-name="Elephant" fo:font-size="9pt" style:font-size-asian="9pt" style:font-size-complex="9pt"/>
    </style:style>
    <style:style style:name="P15" style:family="paragraph" style:parent-style-name="Table_20_Contents">
      <style:paragraph-properties fo:text-align="justify" style:justify-single-word="false"/>
      <style:text-properties fo:color="#000000" style:font-name="Elephant" fo:font-size="9pt" fo:font-weight="bold" style:font-size-asian="9pt" style:font-weight-asian="bold" style:font-size-complex="9pt" style:font-weight-complex="bold"/>
    </style:style>
    <style:style style:name="P16" style:family="paragraph" style:parent-style-name="Table_20_Contents">
      <style:paragraph-properties fo:text-align="justify" style:justify-single-word="false"/>
      <style:text-properties style:font-name="Mailart Rubberstamp" fo:font-size="10pt" style:font-size-asian="10pt" style:font-size-complex="10pt"/>
    </style:style>
    <style:style style:name="P17" style:family="paragraph" style:parent-style-name="Standard">
      <style:paragraph-properties fo:text-align="justify" style:justify-single-word="false"/>
      <style:text-properties fo:color="#000000" style:font-name="Elephant" fo:font-size="9pt" style:font-size-asian="9pt" style:font-size-complex="9pt"/>
    </style:style>
    <style:style style:name="P18" style:family="paragraph" style:parent-style-name="Table_20_Contents">
      <style:paragraph-properties fo:text-align="justify" style:justify-single-word="false"/>
      <style:text-properties fo:color="#000000" style:font-name="Elephant" fo:font-size="4pt" style:font-size-asian="4pt" style:font-size-complex="4pt"/>
    </style:style>
    <style:style style:name="P19" style:family="paragraph" style:parent-style-name="Table_20_Contents">
      <style:paragraph-properties fo:text-align="end" style:justify-single-word="false"/>
      <style:text-properties fo:color="#000000" style:font-name="Elephant" fo:font-size="9pt" style:font-size-asian="9pt" style:font-size-complex="9pt"/>
    </style:style>
    <style:style style:name="P20" style:family="paragraph" style:parent-style-name="Table_20_Contents">
      <style:paragraph-properties fo:text-align="start" style:justify-single-word="false"/>
      <style:text-properties fo:color="#000000" style:font-name="Elephant" fo:font-size="4pt" style:font-size-asian="4pt" style:font-size-complex="4pt"/>
    </style:style>
    <style:style style:name="P21" style:family="paragraph" style:parent-style-name="Table_20_Contents">
      <style:paragraph-properties fo:text-align="center" style:justify-single-word="false"/>
      <style:text-properties fo:color="#000000" style:font-name="Elephant" fo:font-size="16pt" style:font-size-asian="16pt" style:font-size-complex="16pt"/>
    </style:style>
    <style:style style:name="P22" style:family="paragraph" style:parent-style-name="Table_20_Contents">
      <style:paragraph-properties fo:text-align="start" style:justify-single-word="false"/>
      <style:text-properties fo:color="#000000" style:font-name="Elephant" fo:font-size="8pt" style:font-size-asian="8pt" style:font-size-complex="8pt"/>
    </style:style>
    <style:style style:name="P23" style:family="paragraph" style:parent-style-name="Table_20_Contents">
      <style:paragraph-properties fo:text-align="start" style:justify-single-word="false"/>
      <style:text-properties fo:color="#000000" style:font-name="Elephant" fo:font-size="4pt" fo:font-style="normal" style:font-size-asian="4pt" style:font-style-asian="normal" style:font-size-complex="4pt" style:font-style-complex="normal"/>
    </style:style>
    <style:style style:name="P24" style:family="paragraph" style:parent-style-name="Table_20_Contents">
      <style:paragraph-properties fo:text-align="end" style:justify-single-word="false"/>
      <style:text-properties fo:color="#000000" style:font-name="Elephant" fo:font-size="9pt" fo:font-style="normal" style:font-size-asian="9pt" style:font-style-asian="normal" style:font-size-complex="9pt" style:font-style-complex="normal"/>
    </style:style>
    <style:style style:name="P25" style:family="paragraph" style:parent-style-name="Table_20_Contents">
      <style:paragraph-properties fo:text-align="start" style:justify-single-word="false"/>
      <style:text-properties fo:color="#000000" style:font-name="Elephant" fo:font-size="9pt" fo:font-style="normal" style:font-size-asian="9pt" style:font-style-asian="normal" style:font-size-complex="9pt" style:font-style-complex="normal"/>
    </style:style>
    <style:style style:name="P26" style:family="paragraph" style:parent-style-name="Table_20_Contents">
      <style:paragraph-properties fo:text-align="start" style:justify-single-word="false"/>
      <style:text-properties fo:color="#000000" style:font-name="Elephant" fo:font-size="2pt" fo:font-style="normal" style:font-size-asian="2pt" style:font-style-asian="normal" style:font-size-complex="2pt" style:font-style-complex="normal"/>
    </style:style>
    <style:style style:name="P27" style:family="paragraph" style:parent-style-name="Table_20_Contents">
      <style:paragraph-properties fo:text-align="center" style:justify-single-word="false"/>
      <style:text-properties fo:color="#000000" style:font-name="Elephant" fo:font-size="16pt" fo:font-style="normal" style:font-size-asian="16pt" style:font-style-asian="normal" style:font-size-complex="16pt" style:font-style-complex="normal"/>
    </style:style>
    <style:style style:name="P28" style:family="paragraph" style:parent-style-name="Table_20_Contents">
      <style:paragraph-properties fo:text-align="center" style:justify-single-word="false"/>
      <style:text-properties fo:color="#000000" style:font-name="Elephant" fo:font-size="8pt" fo:font-style="normal" style:font-size-asian="8pt" style:font-style-asian="normal" style:font-size-complex="8pt" style:font-style-complex="normal"/>
    </style:style>
    <style:style style:name="T1" style:family="text">
      <style:text-properties style:font-name="Mailart Rubberstamp"/>
    </style:style>
    <style:style style:name="T2" style:family="text">
      <style:text-properties fo:font-style="italic" style:font-style-asian="italic" style:font-style-complex="italic"/>
    </style:style>
    <style:style style:name="T3" style:family="text">
      <style:text-properties fo:color="#000000" fo:font-style="italic" style:font-style-asian="italic" style:font-style-complex="italic"/>
    </style:style>
    <style:style style:name="T4" style:family="text">
      <style:text-properties fo:color="#000000"/>
    </style:style>
    <style:style style:name="T5" style:family="text">
      <style:text-properties fo:font-style="normal" style:font-style-asian="normal" style:font-style-complex="normal"/>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101cm" svg:stroke-color="#000000" draw:fill="none" draw:fill-color="#ffffff" fo:min-height="1.831cm" style:run-through="foreground"/>
    </style:style>
    <style:style style:name="gr3" style:family="graphic">
      <style:graphic-properties svg:stroke-width="0.101cm" draw:fill="none" draw:textarea-horizontal-align="center" draw:textarea-vertical-align="middle" fo:padding-top="0.049cm" fo:padding-bottom="0.049cm" fo:padding-left="0.049cm" fo:padding-right="0.049cm" style:run-through="foreground"/>
    </style:style>
    <style:style style:name="gr4" style:family="graphic">
      <style:graphic-properties svg:stroke-width="0.079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2" draw:style-name="gr1"><draw:frame draw:style-name="gr2" draw:text-style-name="P3" svg:width="1.74cm" svg:height="1.832cm" svg:x="-0.229cm" svg:y="-1.745cm"><draw:text-box><text:p text:style-name="P2"><text:span text:style-name="T1"/></text:p><text:p text:style-name="P2"><text:span text:style-name="T1">1$</text:span></text:p></draw:text-box></draw:frame><draw:rect draw:style-name="gr3" draw:text-style-name="P2" svg:width="1.23cm" svg:height="1.659cm" svg:x="0.036cm" svg:y="-1.766cm"><text:p/></draw:rect></draw:g><draw:line text:anchor-type="paragraph" draw:z-index="1" draw:style-name="gr4" draw:text-style-name="P2" svg:x1="4.071cm" svg:y1="0.007cm" svg:x2="13.261cm" svg:y2="0.007cm"><text:p/></draw:line></text:p>
      <text:p text:style-name="P4">Le fils du Docteur Thompson ne sera pas inculpé.</text:p>
      <text:p text:style-name="P5"/>
      <text:p text:style-name="P6">Entendu mardi au sujet d'un viol présumé, le jeune espoir montant du lycée de Collinwood est sorti en ayant la certitude qu'il ne sera pas inculpé.</text:p>
      <text:p text:style-name="P7"/>
      <table:table table:name="Tableau1" table:style-name="Tableau1">
        <table:table-column table:style-name="Tableau1.A"/>
        <table:table-column table:style-name="Tableau1.B"/>
        <table:table-column table:style-name="Tableau1.C"/>
        <table:table-column table:style-name="Tableau1.B"/>
        <table:table-column table:style-name="Tableau1.E"/>
        <table:table-header-rows>
          <table:table-row>
            <table:table-cell table:style-name="Tableau1.A1" office:value-type="string">
              <text:p text:style-name="P8"><text:s text:c="5"/>Kevin Thomson et Michael James Garner, accusés de viol par une camarade de lycée, ont été entendus une nouvelle fois, mardi 28 juin, par le juge Murray, comme témoin assisté. Le dossier semble tourner à leur avantage.</text:p>
              <text:p text:style-name="P8">L'interrogatoire, initialement prévu à 8h00, avait été repoussé à la demande de Mr Thomson. Celui-ci est arrivé au bureau du juge de Lafayette, à bord d'une Mercedes grise, aux alentours de 15h. Il en est reparti peu après 16h30, visiblement décontracté, afin de se rendre à une conférence de presse tenue à l'hôtel Carlyle.</text:p>
              <text:p text:style-name="P8"><text:span text:style-name="T2">"C'est la fin d'un cauchemar</text:span>, a assuré Kévin Thomson. <text:span text:style-name="T2">Je n'avais rien à me reprocher ; je l'ai toujours dit et j'espère maintenant obtenir un non-lieu !"</text:span></text:p>
              <text:p text:style-name="P9">Le juge Murray a fait savoir qu'il <text:span text:style-name="T2">"ne [voyait] pas dans cette audition</text:span> <text:span text:style-name="T3">d'éléments légitimant qu'on passe du statut de témoin assisté à celui d’inculpé</text:span><text:span text:style-name="T4">". L'audition a été "</text:span><text:span text:style-name="T3">plutôt positive pour la défense</text:span><text:span text:style-name="T4">", a estimé le juge, soulignant toutefois : "</text:span><text:span text:style-name="T3">il y a du flou, mais pas de preuves.</text:span><text:span text:style-name="T4">"<text:line-break/>"</text:span><text:span text:style-name="T3">Aujourd'hui la procédure se termine. Je ne vois pas très bien ce qu'on peut faire de plus</text:span><text:span text:style-name="T4">", a déclaré pour sa part Me Gillian, avocat des deux jeunes hommes.</text:span></text:p>
              <text:p text:style-name="P10"/>
              <text:p text:style-name="P11">"Un complot contre moi"</text:p>
              <text:p text:style-name="P10"><text:s text:c="5"/><text:span text:style-name="T2">"Le juge m'a demandé si cette fois-là, ou une autre fois, <text:s/>j'avais eu un rapport sexuel avec Mlle Sorenson. Je lui ai répondu que, sur mon honneur, je n'ai jamais eu de rapport sexuel avec cette personne</text:span>", a déclaré Kévin Thomson à la presse. </text:p>
              <text:p text:style-name="P12"><text:s text:c="6"/>"Je pense qu'il y a un complot <text:s/>contre moi, ainsi que contre mon père, a ajouté le jeune homme. On a rien à me reprocher <text:s/>jusqu'à</text:p>
            </table:table-cell>
            <table:table-cell table:style-name="Tableau1.A1" office:value-type="string">
              <text:p text:style-name="P13"/>
            </table:table-cell>
            <table:table-cell table:style-name="Tableau1.A1" office:value-type="string">
              <text:p text:style-name="P8"><text:span text:style-name="T3">maintenant, à part un oubli d'horaire. C'est pas grand chose quand même ! </text:span><text:span text:style-name="T4">" </text:span></text:p>
              <text:p text:style-name="P14"><text:s text:c="5"/>Rappelons que le Docteur William Thomson, le père de l’accusé, dirigeait le service de chirurgie de l’hôpital de Lafayette, et qu’il présente sa candidature à la mairie en Novembre prochain. </text:p>
              <text:p text:style-name="P14">"<text:span text:style-name="T2">Ma récente entrée en politique n’est visiblement pas du goût de tout le monde</text:span>" a déclaré le Docteur Thomson. "<text:span text:style-name="T2">A travers Kévin c’est évidemment moi qu’on cherche à salir</text:span>".</text:p>
              <text:p text:style-name="P14"/>
              <text:p text:style-name="P15">"Non-Lieu par défaut"</text:p>
              <text:p text:style-name="P14"><text:s text:c="5"/>"<text:span text:style-name="T2">Le dossier n'est pas terminé. Il subsiste des zones d'ombres. Si un non-lieu devait être rendu, ce serait un non-lieu par défaut, lié aux difficultés d'apporter des preuves judiciaires de faits réels</text:span>", a souligné David Horner, l’avocat commis d’office d’Erika Sorenson - qui est, nous vous le rappelons, l'étudiante qui accuse Kévin Thomson et Michael James Gardner de viol.<text:line-break/> <text:s text:c="4"/>Le shérif Cravens a ouvert le 3 Juin 2002 une enquête contre X pour "viol et coups &amp; blessures".</text:p>
              <text:p text:style-name="P14">L'enquête a été marquée par plusieurs rebondissements. Mlle Sorenson a reconnu avoir demandé à deux médecins - tous deux mis en examen pour "faux" - d'antidater des documents médicaux afin d'étayer ses accusations de viol.</text:p>
              <text:p text:style-name="P14"><text:span text:style-name="T5"><text:s text:c="5"/>Le Docteur Thomson a déclaré qu’en cas de non-lieu, il n’engage-rait aucune poursuite contre Mlle Sorenson :</text:span><text:span text:style-name="T2"> "Mon devoir de chrétien est de pardonner. Cette pauvre fille ne sait visiblement plus où elle en est . Mais je reste convaincu qu’elle n’est qu’une victime, instrumentalisée par mes adversaires politique. </text:span></text:p>
            </table:table-cell>
            <table:table-cell table:style-name="Tableau1.A1" office:value-type="string">
              <text:p text:style-name="P16"/>
            </table:table-cell>
            <table:table-cell table:style-name="Tableau1.A1" office:value-type="string">
              <text:p text:style-name="P17"><draw:g text:anchor-type="paragraph" draw:z-index="0" draw:style-name="gr1"><draw:frame draw:style-name="gr2" draw:text-style-name="P3" svg:width="1.74cm" svg:height="1.832cm" svg:x="3.828cm" svg:y="-4.86cm"><draw:text-box><text:p text:style-name="P2"><text:span text:style-name="T1">29</text:span></text:p><text:p text:style-name="P2"><text:span text:style-name="T1">JUIN</text:span></text:p><text:p text:style-name="P2"><text:span text:style-name="T1">2002</text:span></text:p></draw:text-box></draw:frame><draw:rect draw:style-name="gr3" draw:text-style-name="P2" svg:width="1.23cm" svg:height="1.659cm" svg:x="4.093cm" svg:y="-4.881cm"><text:p/></draw:rect></draw:g><text:span text:style-name="T2">Le fin mot de cette affaire, <text:s/>nous l’aurons en Novembre, lorsque j’aurais remporté les élections </text:span>".</text:p>
              <text:p text:style-name="P18"/>
              <text:p text:style-name="P19">S. Mercy</text:p>
              <text:p text:style-name="P19"><draw:line text:anchor-type="paragraph" draw:z-index="3" draw:style-name="gr5" draw:text-style-name="P2" svg:x1="-0.03cm" svg:y1="0.305cm" svg:x2="5.313cm" svg:y2="0.305cm"><text:p/></draw:line></text:p>
              <text:p text:style-name="P20"/>
              <text:p text:style-name="P21">Le Grand Bal du 4 Juillet de Collinwood</text:p>
              <text:p text:style-name="P22"/>
              <text:p text:style-name="P10"><text:s text:c="5"/>Les festivités commenceront dès 14h, par des jeux. Tous les âges seront à l'honneur : course en sac, tir aux pigeons, auto-tamponneuses, ... Des stands permettant de se nourrir seront également présents.</text:p>
              <text:p text:style-name="P14"><text:span text:style-name="T5"><text:s text:c="5"/>Vers 19h, le Grand Bal com-mencera. </text:span>Cette année, c'est le Groupe des <text:span text:style-name="T2">Country OldFellows</text:span><text:span text:style-name="T5"> qui l'animera. Ce groupe, bien connu dans notre comté, assurera la partie dansante en proposant des airs de country, de musique Cajun, mais aussi des standards de blues ou de jazz.</text:span></text:p>
              <text:p text:style-name="P10"><text:s text:c="5"/>Le groupe s'interrompra à 22h, afin que soit tiré le feu d'artifice, pour le plus grand plaisir des petits, mais aussi des grands.</text:p>
              <text:p text:style-name="P10">Les <text:span text:style-name="T2">Country Oldfellows</text:span> vous emmèneront ensuite jusqu'au bout de la nuit.</text:p>
              <text:p text:style-name="P10"><text:s text:c="5"/>Nous vous donnons donc rendez-vous au Centre Sportif de Collinwood, le 4 Juillet, dès 14h.</text:p>
              <text:p text:style-name="P23"/>
              <text:p text:style-name="P24">V. Jr Demin</text:p>
              <text:p text:style-name="P25"><draw:line text:anchor-type="paragraph" draw:z-index="5" draw:style-name="gr5" draw:text-style-name="P2" svg:x1="-0.03cm" svg:y1="0.305cm" svg:x2="5.313cm" svg:y2="0.305cm"><text:p/></draw:line></text:p>
              <text:p text:style-name="P26"/>
              <text:p text:style-name="P27">Grande course de Lévriers à Missing Miles</text:p>
              <text:p text:style-name="P28"/>
              <text:p text:style-name="P10"><text:s text:c="5"/>Demain, au stade municipal, se déroulera, pour le huitième an-</text:p>
            </table:table-cell>
          </table:table-row>
        </table:table-header-rows>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ailart Rubberstamp" svg:font-family="'Mailart Rubberstamp'" style:font-pitch="variable"/>
    <style:font-face style:name="Tahoma" svg:font-family="Tahoma" style:font-pitch="variable"/>
    <style:font-face style:name="Times New Roman1" svg:font-family="'Times New Roman'" style:font-pitch="variable"/>
    <style:font-face style:name="Elephant" svg:font-family="Elephant"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494cm"/>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style:font-name="Mailart Rubberstamp" fo:font-size="28pt" style:text-underline-style="none" fo:font-weight="bold" style:font-size-asian="28pt" style:font-weight-asian="bold" style:font-size-complex="28pt" style:font-weight-complex="bold"/>
    </style:style>
    <style:style style:name="P2" style:family="paragraph">
      <style:paragraph-properties fo:text-align="center"/>
    </style:style>
    <style:style style:name="gr1" style:family="graphic">
      <style:graphic-properties draw:stroke="none" svg:stroke-color="#000000" draw:fill="none" draw:fill-color="#ffffff" fo:min-height="1.56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draw:frame text:anchor-type="paragraph" draw:z-index="4" draw:style-name="gr1" draw:text-style-name="P2" svg:width="1.17cm" svg:height="1.567cm" svg:x="15.827cm" svg:y="0.002cm"><draw:text-box><text:p/></draw:text-box></draw:frame>THE COLLINWOOD GAZET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20T21:58:40</meta:creation-date>
    <dc:creator>Nicolas Gorréguès</dc:creator>
    <dc:date>2008-05-26T11:06:57</dc:date>
    <dc:language>fr-FR</dc:language>
    <meta:editing-cycles>19</meta:editing-cycles>
    <meta:editing-duration>PT1H50M30S</meta:editing-duration>
    <meta:user-defined meta:name="Info 1"/>
    <meta:user-defined meta:name="Info 2"/>
    <meta:user-defined meta:name="Info 3"/>
    <meta:user-defined meta:name="Info 4"/>
    <meta:document-statistic meta:table-count="1" meta:image-count="0" meta:object-count="0" meta:page-count="1" meta:paragraph-count="28" meta:word-count="715" meta:character-count="4301"/>
  </office:meta>
</office:document-meta>
</file>